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15cm" svg:height="1.27cm" svg:x="10.525cm" svg:y="7.35cm">
          <text:p text:style-name="P1">b00_timelo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715cm" svg:height="1.27cm" svg:x="2.788cm" svg:y="9.89cm">
          <text:p text:style-name="P1">a14_sub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.715cm" svg:height="1.27cm" svg:x="2.772cm" svg:y="7.35cm">
          <text:p text:style-name="P1">a12_tas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25cm" svg:y1="7.985cm" svg:x2="8.503cm" svg:y2="10.525cm" draw:start-shape="id1" draw:end-shape="id2" draw:end-glue-point="7" svg:d="M10525 7985l-2022 2540" svg:viewBox="0 0 2023 2541">
          <text:p/>
        </draw:connector>
        <draw:connector draw:style-name="gr2" draw:text-style-name="P1" draw:layer="layout" draw:type="line" svg:x1="5.645cm" svg:y1="9.89cm" svg:x2="5.629cm" svg:y2="8.62cm" draw:start-shape="id2" draw:start-glue-point="4" draw:end-shape="id3" draw:end-glue-point="6" svg:d="M5645 9890l-16-1270" svg:viewBox="0 0 17 1271">
          <text:p/>
        </draw:connector>
        <draw:custom-shape draw:style-name="gr1" draw:text-style-name="P1" xml:id="id4" draw:id="id4" draw:layer="layout" svg:width="5.715cm" svg:height="1.27cm" svg:x="10.525cm" svg:y="9.89cm">
          <text:p text:style-name="P1">b02_activit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3.382cm" svg:y1="8.62cm" svg:x2="13.382cm" svg:y2="9.89cm" draw:start-shape="id1" draw:start-glue-point="6" draw:end-shape="id4" svg:d="M13382 8620v1270" svg:viewBox="0 0 1 1271">
          <text:p/>
        </draw:connector>
        <draw:custom-shape draw:style-name="gr1" draw:text-style-name="P1" xml:id="id5" draw:id="id5" draw:layer="layout" svg:width="5.715cm" svg:height="1.27cm" svg:x="2.905cm" svg:y="16.875cm">
          <text:p text:style-name="P1">a21_ac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5.715cm" svg:height="1.27cm" svg:x="2.905cm" svg:y="14.335cm">
          <text:p text:style-name="P1">a20_account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762cm" svg:y1="16.875cm" svg:x2="5.762cm" svg:y2="15.605cm" draw:start-shape="id5" draw:start-glue-point="4" draw:end-shape="id6" draw:end-glue-point="6" svg:d="M5762 16875v-1270" svg:viewBox="0 0 1 1271">
          <text:p/>
        </draw:connector>
        <draw:custom-shape draw:style-name="gr1" draw:text-style-name="P1" xml:id="id7" draw:id="id7" draw:layer="layout" svg:width="5.715cm" svg:height="1.27cm" svg:x="2.772cm" svg:y="4.81cm">
          <text:p text:style-name="P1">a10_pro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629cm" svg:y1="7.35cm" svg:x2="5.629cm" svg:y2="6.08cm" draw:start-shape="id3" draw:start-glue-point="4" draw:end-shape="id7" draw:end-glue-point="6" svg:d="M5629 7350v-1270" svg:viewBox="0 0 1 1271">
          <text:p/>
        </draw:connector>
        <draw:custom-shape draw:style-name="gr1" draw:text-style-name="P1" xml:id="id8" draw:id="id8" draw:layer="layout" svg:width="4.445cm" svg:height="1.27cm" svg:x="18.78cm" svg:y="2.27cm">
          <text:p text:style-name="P1">c00_pers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24cm" svg:y1="7.985cm" svg:x2="18.78cm" svg:y2="2.905cm" draw:start-shape="id1" draw:start-glue-point="7" draw:end-shape="id8" draw:end-glue-point="5" svg:d="M16240 7985l2540-5080" svg:viewBox="0 0 2541 5081">
          <text:p/>
        </draw:connector>
        <draw:custom-shape draw:style-name="gr1" draw:text-style-name="P1" xml:id="id13" draw:id="id13" draw:layer="layout" svg:width="5.08cm" svg:height="1.27cm" svg:x="20.685cm" svg:y="16.24cm">
          <text:p text:style-name="P1">d01_perm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5.715cm" svg:height="1.27cm" svg:x="2.772cm" svg:y="2.27cm">
          <text:p text:style-name="P1">a00_organ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629cm" svg:y1="4.81cm" svg:x2="5.629cm" svg:y2="3.54cm" draw:start-shape="id7" draw:start-glue-point="4" draw:end-shape="id9" draw:end-glue-point="6" svg:d="M5629 4810v-1270" svg:viewBox="0 0 1 1271">
          <text:p/>
        </draw:connector>
        <draw:custom-shape draw:style-name="gr1" draw:text-style-name="P1" xml:id="id10" draw:id="id10" draw:layer="layout" svg:width="5.08cm" svg:height="1.27cm" svg:x="20.685cm" svg:y="18.145cm">
          <text:p text:style-name="P1">d02_currenc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635cm -19.184cm" svg:x1="2.772cm" svg:y1="2.905cm" svg:x2="20.685cm" svg:y2="18.78cm" draw:start-shape="id9" draw:start-glue-point="5" draw:end-shape="id10" draw:end-glue-point="5" svg:d="M2772 2905h-1137l-635 15875h19685" svg:viewBox="0 0 19686 15876">
          <text:p/>
        </draw:connector>
        <draw:connector draw:style-name="gr2" draw:text-style-name="P1" draw:layer="layout" svg:x1="8.487cm" svg:y1="5.445cm" svg:x2="8.62cm" svg:y2="14.97cm" draw:start-shape="id7" draw:start-glue-point="7" draw:end-shape="id6" draw:end-glue-point="7" svg:d="M8487 5445h634v9525h-501" svg:viewBox="0 0 635 9526">
          <text:p/>
        </draw:connector>
        <draw:connector draw:style-name="gr2" draw:text-style-name="P1" draw:layer="layout" draw:type="line" svg:x1="10.525cm" svg:y1="7.985cm" svg:x2="8.62cm" svg:y2="17.51cm" draw:start-shape="id1" draw:start-glue-point="5" draw:end-shape="id5" draw:end-glue-point="7" svg:d="M10525 7985l-1905 9525" svg:viewBox="0 0 1906 9526">
          <text:p/>
        </draw:connector>
        <draw:custom-shape draw:style-name="gr1" draw:text-style-name="P1" xml:id="id11" draw:id="id11" draw:layer="layout" svg:width="4.445cm" svg:height="1.27cm" svg:x="18.78cm" svg:y="6.08cm">
          <text:p text:style-name="P1">c02_ra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1.002cm" svg:y1="6.08cm" svg:x2="21.003cm" svg:y2="3.54cm" draw:start-shape="id11" draw:start-glue-point="0" draw:end-shape="id8" draw:end-glue-point="6" svg:d="M21002 6080l1-2540" svg:viewBox="0 0 2 2541">
          <text:p/>
        </draw:connector>
        <draw:connector draw:style-name="gr2" draw:text-style-name="P1" draw:layer="layout" draw:type="lines" draw:line-skew="-9.023cm -0.368cm" svg:x1="18.78cm" svg:y1="6.715cm" svg:x2="8.487cm" svg:y2="5.445cm" draw:start-shape="id11" draw:start-glue-point="3" draw:end-shape="id7" draw:end-glue-point="7" svg:d="M18780 6715h-9525l-635-1270h-133" svg:viewBox="0 0 10294 1271">
          <text:p/>
        </draw:connector>
        <draw:connector draw:style-name="gr2" draw:text-style-name="P1" draw:layer="layout" draw:type="curve" svg:x1="2.905cm" svg:y1="14.97cm" svg:x2="2.772cm" svg:y2="2.905cm" draw:start-shape="id6" draw:start-glue-point="5" draw:end-shape="id9" draw:end-glue-point="5" svg:d="M2905 14970c-952 0-886-12065-133-12065" svg:viewBox="0 0 707 12066">
          <text:p/>
        </draw:connector>
        <draw:custom-shape draw:style-name="gr1" draw:text-style-name="P1" xml:id="id12" draw:id="id12" draw:layer="layout" svg:width="5.715cm" svg:height="1.27cm" svg:x="20.685cm" svg:y="10.525cm">
          <text:p text:style-name="P1">c20_person_permi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542cm" svg:y1="11.795cm" svg:x2="23.225cm" svg:y2="16.24cm" draw:start-shape="id12" draw:start-glue-point="2" draw:end-shape="id13" draw:end-glue-point="4" svg:d="M23542 11795l-317 4445" svg:viewBox="0 0 318 4446">
          <text:p/>
        </draw:connector>
        <draw:custom-shape draw:style-name="gr1" draw:text-style-name="P1" xml:id="id14" draw:id="id14" draw:layer="layout" svg:width="7.62cm" svg:height="1.27cm" svg:x="9.89cm" svg:y="2.27cm">
          <text:p text:style-name="P1">c10_person_organiz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89cm" svg:y1="2.905cm" svg:x2="8.487cm" svg:y2="2.905cm" draw:start-shape="id14" draw:start-glue-point="3" draw:end-shape="id9" draw:end-glue-point="7" svg:d="M9890 2905h-1403" svg:viewBox="0 0 1404 1">
          <text:p/>
        </draw:connector>
        <draw:connector draw:style-name="gr2" draw:text-style-name="P1" draw:layer="layout" draw:type="line" svg:x1="17.51cm" svg:y1="2.905cm" svg:x2="18.78cm" svg:y2="2.905cm" draw:start-shape="id14" draw:start-glue-point="1" draw:end-shape="id8" draw:end-glue-point="5" svg:d="M17510 2905h1270" svg:viewBox="0 0 1271 1">
          <text:p/>
        </draw:connector>
        <draw:connector draw:style-name="gr2" draw:text-style-name="P1" draw:layer="layout" svg:x1="20.685cm" svg:y1="11.16cm" svg:x2="20.685cm" svg:y2="11.16cm" draw:start-shape="id12" draw:start-glue-point="3" draw:end-shape="id12" draw:end-glue-point="3" svg:d="M20685 11160z" svg:viewBox="0 0 1 1">
          <text:p/>
        </draw:connector>
        <draw:connector draw:style-name="gr2" draw:text-style-name="P1" draw:layer="layout" draw:type="lines" draw:line-skew="0cm 0.134cm" svg:x1="23.542cm" svg:y1="10.525cm" svg:x2="23.225cm" svg:y2="2.905cm" draw:start-shape="id12" draw:start-glue-point="0" draw:end-shape="id8" svg:d="M23542 10525v-501l318-7119h-635" svg:viewBox="0 0 636 7621">
          <text:p/>
        </draw:connector>
        <draw:line draw:style-name="gr3" draw:text-style-name="P1" draw:layer="layout" svg:x1="20.685cm" svg:y1="11.16cm" svg:x2="14.97cm" svg:y2="4.81cm">
          <text:p/>
        </draw:line>
        <draw:line draw:style-name="gr4" draw:text-style-name="P1" draw:layer="layout" svg:x1="14.97cm" svg:y1="4.81cm" svg:x2="8.52cm" svg:y2="5.185cm">
          <text:p/>
        </draw:line>
        <draw:line draw:style-name="gr4" draw:text-style-name="P1" draw:layer="layout" svg:x1="14.949cm" svg:y1="4.788cm" svg:x2="8.467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ayne </meta:initial-creator>
    <meta:creation-date>2010-09-04T12:27:37</meta:creation-date>
    <dc:date>2015-06-11T19:40:51.157349103</dc:date>
    <meta:editing-duration>PT17H13M50S</meta:editing-duration>
    <meta:editing-cycles>12</meta:editing-cycles>
    <meta:generator>LibreOffice/4.3.7.2$Linux_X86_64 LibreOffice_project/430m0$Build-2</meta:generator>
    <meta:printed-by>Dwayne </meta:printed-by>
    <meta:print-date>2010-09-04T13:35:32</meta:print-date>
    <meta:document-statistic meta:object-count="35"/>
  </office:meta>
</office:document-meta>
</file>